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28cm" fo:min-width="7.374cm" draw:shadow="visible" draw:shadow-color="#ffffff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28cm" fo:min-width="3.818cm" draw:shadow="visible" draw:shadow-color="#ffffff"/>
    </style:style>
    <style:style style:name="gr3" style:family="graphic" style:parent-style-name="objectwithoutfill">
      <style:graphic-properties draw:stroke="solid" draw:stroke-dash="Ultrafine_20_Dashed" draw:marker-start="" draw:marker-end="Arrow" draw:marker-end-width="0.3cm" draw:fill="none" draw:textarea-vertical-align="middle" draw:shadow="visible"/>
    </style:style>
    <style:style style:name="gr4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5" style:family="graphic" style:parent-style-name="standard">
      <style:graphic-properties draw:textarea-vertical-align="middle" draw:shadow="visib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66cm" fo:min-width="1.659cm" draw:shadow="visible" draw:shadow-color="#ffffff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66cm" fo:min-width="2.294cm" draw:shadow="visible" draw:shadow-color="#ffffff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66cm" fo:min-width="3.974cm" draw:shadow="visible" draw:shadow-color="#ffffff"/>
    </style:style>
    <style:style style:name="gr9" style:family="graphic" style:parent-style-name="objectwithoutfill">
      <style:graphic-properties draw:fill="none" draw:textarea-vertical-align="middle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874cm" svg:height="1.778cm" svg:x="1cm" svg:y="4.81cm">
          <text:p text:style-name="P1">输入一次用户名,两次密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18cm" svg:height="1.778cm" svg:x="7.35cm" svg:y="2.016cm">
          <text:p text:style-name="P1">是否注册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874cm" svg:height="1.778cm" svg:x="10.144cm" svg:y="4.81cm">
          <text:p text:style-name="P1">输入一次用户名和密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7.874cm" svg:height="1.778cm" svg:x="1.127cm" svg:y="8.112cm">
          <text:p text:style-name="P1">是否符合规范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7.874cm" svg:height="1.778cm" svg:x="10.652cm" svg:y="8.112cm">
          <text:p text:style-name="P1">用户名是否已经注册,</text:p>
          <text:p text:style-name="P1">密码是否正确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478cm" svg:y1="3.664cm" svg:x2="4.714cm" svg:y2="4.94cm">
          <text:p/>
        </draw:line>
        <draw:line draw:style-name="gr4" draw:text-style-name="P3" draw:layer="layout" svg:x1="9.636cm" svg:y1="3.794cm" svg:x2="13.7cm" svg:y2="4.937cm">
          <text:p/>
        </draw:line>
        <draw:connector draw:style-name="gr5" draw:text-style-name="P1" draw:layer="layout" svg:x1="1.127cm" svg:y1="9.001cm" svg:x2="1cm" svg:y2="5.699cm" draw:start-shape="id1" draw:start-glue-point="3" draw:end-shape="id2" draw:end-glue-point="3" svg:d="M1127 9001h-628v-3302h501" svg:viewBox="0 0 629 3303">
          <text:p/>
        </draw:connector>
        <draw:line draw:style-name="gr4" draw:text-style-name="P3" draw:layer="layout" svg:x1="5.064cm" svg:y1="6.588cm" svg:x2="5.064cm" svg:y2="8.112cm">
          <text:p/>
        </draw:line>
        <draw:line draw:style-name="gr4" draw:text-style-name="P3" draw:layer="layout" svg:x1="14.208cm" svg:y1="6.715cm" svg:x2="14.208cm" svg:y2="8.112cm">
          <text:p/>
        </draw:line>
        <draw:line draw:style-name="gr4" draw:text-style-name="P3" draw:layer="layout" svg:x1="0.492cm" svg:y1="5.699cm" svg:x2="1cm" svg:y2="5.699cm">
          <text:p/>
        </draw:line>
        <draw:connector draw:style-name="gr5" draw:text-style-name="P1" draw:layer="layout" svg:x1="18.526cm" svg:y1="9.001cm" svg:x2="18.018cm" svg:y2="5.699cm" draw:start-shape="id3" draw:start-glue-point="1" draw:end-shape="id4" svg:d="M18526 9001h701v-3302h-1209" svg:viewBox="0 0 1210 3303">
          <text:p/>
        </draw:connector>
        <draw:line draw:style-name="gr4" draw:text-style-name="P3" draw:layer="layout" svg:x1="18.68cm" svg:y1="5.718cm" svg:x2="18.045cm" svg:y2="5.718cm">
          <text:p/>
        </draw:line>
        <draw:custom-shape draw:style-name="gr1" draw:text-style-name="P2" xml:id="id6" draw:id="id6" draw:layer="layout" svg:width="7.874cm" svg:height="1.778cm" svg:x="10.525cm" svg:y="11.541cm">
          <text:p text:style-name="P1">是否需要充值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4.208cm" svg:y1="9.89cm" svg:x2="14.208cm" svg:y2="11.287cm">
          <text:p/>
        </draw:line>
        <draw:line draw:style-name="gr4" draw:text-style-name="P3" draw:layer="layout" svg:x1="14.208cm" svg:y1="13.446cm" svg:x2="14.208cm" svg:y2="14.589cm">
          <text:p/>
        </draw:line>
        <draw:custom-shape draw:style-name="gr6" draw:text-style-name="P2" draw:layer="layout" svg:width="2.159cm" svg:height="1.016cm" svg:x="13.192cm" svg:y="14.716cm">
          <text:p text:style-name="P1">充值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xml:id="id5" draw:id="id5" draw:layer="layout" svg:x1="14.335cm" svg:y1="15.859cm" svg:x2="14.335cm" svg:y2="17.002cm">
          <text:p/>
        </draw:line>
        <draw:connector draw:style-name="gr5" draw:text-style-name="P1" draw:layer="layout" svg:x1="14.335cm" svg:y1="16.43cm" svg:x2="18.399cm" svg:y2="12.43cm" draw:start-shape="id5" draw:start-glue-point="1" draw:end-shape="id6" draw:end-glue-point="1" svg:d="M14335 16430h4765v-4000h-701" svg:viewBox="0 0 4766 4001">
          <text:p/>
        </draw:connector>
        <draw:custom-shape draw:style-name="gr7" draw:text-style-name="P2" draw:layer="layout" svg:width="2.794cm" svg:height="1.016cm" svg:x="1.254cm" svg:y="17.637cm">
          <text:p text:style-name="P1">挑选商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474cm" svg:height="1.016cm" svg:x="4.254cm" svg:y="17.637cm">
          <text:p text:style-name="P1">查看已购商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474cm" svg:height="1.016cm" svg:x="8.936cm" svg:y="17.637cm">
          <text:p text:style-name="P1">查看购物车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474cm" svg:height="1.016cm" svg:x="13.662cm" svg:y="17.664cm">
          <text:p text:style-name="P1">结算购物车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159cm" svg:height="1.016cm" svg:x="18.334cm" svg:y="17.664cm">
          <text:p text:style-name="P1">退货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2.524cm" svg:y1="16.875cm" svg:x2="19.288cm" svg:y2="16.875cm">
          <text:p/>
        </draw:line>
        <draw:line draw:style-name="gr4" draw:text-style-name="P3" draw:layer="layout" svg:x1="2.524cm" svg:y1="16.875cm" svg:x2="2.524cm" svg:y2="17.764cm">
          <text:p/>
        </draw:line>
        <draw:line draw:style-name="gr4" draw:text-style-name="P3" draw:layer="layout" svg:x1="19.288cm" svg:y1="16.875cm" svg:x2="19.415cm" svg:y2="17.7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16:16:23.082356680</meta:creation-date>
    <dc:date>2017-06-11T16:29:21.729347287</dc:date>
    <meta:editing-duration>PT2M34S</meta:editing-duration>
    <meta:editing-cycles>1</meta:editing-cycles>
    <meta:generator>LibreOffice/5.2.7.2$Linux_X86_64 LibreOffice_project/20m0$Build-2</meta:generator>
    <meta:document-statistic meta:object-count="27"/>
  </office:meta>
</office:document-meta>
</file>